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9.288cm" fo:margin-left="-1.101cm" table:align="left"/>
    </style:style>
    <style:style style:name="Table1.A" style:family="table-column">
      <style:table-column-properties style:column-width="2.99cm"/>
    </style:style>
    <style:style style:name="Table1.B" style:family="table-column">
      <style:table-column-properties style:column-width="5.609cm"/>
    </style:style>
    <style:style style:name="Table1.C" style:family="table-column">
      <style:table-column-properties style:column-width="6.694cm"/>
    </style:style>
    <style:style style:name="Table1.D" style:family="table-column">
      <style:table-column-properties style:column-width="1.005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E1" style:family="table-cell">
      <style:table-cell-properties fo:background-color="#dddddd"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Arial" officeooo:rsid="0018c33c" officeooo:paragraph-rsid="0018c33c"/>
    </style:style>
    <style:style style:name="P2" style:family="paragraph" style:parent-style-name="Standard">
      <style:text-properties fo:color="#000000" style:font-name="Arial" fo:font-size="13pt" officeooo:rsid="0018c33c" officeooo:paragraph-rsid="0018c33c" style:font-size-asian="13pt" style:font-size-complex="13pt"/>
    </style:style>
    <style:style style:name="P3" style:family="paragraph" style:parent-style-name="Standard">
      <style:text-properties fo:color="#000000" style:font-name="Arial" fo:font-size="13pt" officeooo:rsid="0024f652" officeooo:paragraph-rsid="0024f652" style:font-size-asian="13pt" style:font-size-complex="13pt"/>
    </style:style>
    <style:style style:name="P4" style:family="paragraph" style:parent-style-name="Standard">
      <style:text-properties fo:color="#000000" style:font-name="Arial" officeooo:rsid="0024f652" officeooo:paragraph-rsid="0024f652"/>
    </style:style>
    <style:style style:name="P5" style:family="paragraph" style:parent-style-name="Standard">
      <style:text-properties fo:color="#000000" style:font-name="Arial" fo:font-size="10pt" officeooo:rsid="0024f652" officeooo:paragraph-rsid="0024f652" style:font-size-asian="10pt" style:font-size-complex="10pt"/>
    </style:style>
    <style:style style:name="P6" style:family="paragraph" style:parent-style-name="Standard">
      <style:text-properties fo:color="#000000" style:font-name="Arial" fo:font-size="10pt" officeooo:rsid="002607b9" officeooo:paragraph-rsid="002607b9" style:font-size-asian="10pt" style:font-size-complex="10pt"/>
    </style:style>
    <style:style style:name="P7" style:family="paragraph" style:parent-style-name="Standard">
      <style:text-properties fo:color="#000000" style:font-name="Arial" fo:font-size="14pt" officeooo:rsid="0024f652" officeooo:paragraph-rsid="0024f652" style:font-size-asian="14pt" style:font-size-complex="14pt"/>
    </style:style>
    <style:style style:name="P8" style:family="paragraph" style:parent-style-name="Standard">
      <style:text-properties fo:color="#000000" style:font-name="Arial" officeooo:paragraph-rsid="0018c33c"/>
    </style:style>
    <style:style style:name="P9" style:family="paragraph" style:parent-style-name="Table_20_Contents">
      <style:text-properties fo:color="#000000" style:font-name="Arial" fo:font-size="10pt" style:font-size-asian="10pt" style:font-size-complex="10pt"/>
    </style:style>
    <style:style style:name="P10" style:family="paragraph" style:parent-style-name="Table_20_Contents">
      <style:text-properties fo:color="#000000" style:font-name="Arial" fo:font-size="10pt" officeooo:rsid="0018c33c" officeooo:paragraph-rsid="0018c33c" style:font-size-asian="10pt" style:font-size-complex="10pt"/>
    </style:style>
    <style:style style:name="P11" style:family="paragraph" style:parent-style-name="Table_20_Contents">
      <style:text-properties fo:color="#000000" style:font-name="Arial" fo:font-size="10pt" officeooo:paragraph-rsid="0018c33c" style:font-size-asian="10pt" style:font-size-complex="10pt"/>
    </style:style>
    <style:style style:name="P12" style:family="paragraph" style:parent-style-name="Table_20_Contents">
      <style:text-properties fo:color="#000000" style:font-name="Arial" fo:font-size="10pt" officeooo:rsid="001aa250" officeooo:paragraph-rsid="001aa250" style:font-size-asian="10pt" style:font-size-complex="10pt"/>
    </style:style>
    <style:style style:name="P13" style:family="paragraph" style:parent-style-name="Table_20_Contents">
      <style:text-properties fo:color="#000000" style:font-name="Arial" fo:font-size="10pt" officeooo:rsid="001b891a" officeooo:paragraph-rsid="001b891a" style:font-size-asian="10pt" style:font-size-complex="10pt"/>
    </style:style>
    <style:style style:name="P14" style:family="paragraph" style:parent-style-name="Table_20_Contents">
      <style:text-properties fo:color="#000000" style:font-name="Arial" fo:font-size="10pt" officeooo:rsid="001cb615" officeooo:paragraph-rsid="001cb615" style:font-size-asian="10pt" style:font-size-complex="10pt"/>
    </style:style>
    <style:style style:name="P15" style:family="paragraph" style:parent-style-name="Table_20_Contents">
      <style:text-properties fo:color="#000000" style:font-name="Arial" fo:font-size="10pt" officeooo:rsid="001e2ead" officeooo:paragraph-rsid="001e2ead" style:font-size-asian="10pt" style:font-size-complex="10pt"/>
    </style:style>
    <style:style style:name="P16" style:family="paragraph" style:parent-style-name="Table_20_Contents">
      <style:text-properties fo:color="#000000" style:font-name="Arial" fo:font-size="10pt" officeooo:paragraph-rsid="001e2ead" style:font-size-asian="10pt" style:font-size-complex="10pt"/>
    </style:style>
    <style:style style:name="P17" style:family="paragraph" style:parent-style-name="Table_20_Contents">
      <style:text-properties fo:color="#000000" style:font-name="Arial" fo:font-size="10pt" officeooo:paragraph-rsid="001b891a" style:font-size-asian="10pt" style:font-size-complex="10pt"/>
    </style:style>
    <style:style style:name="P18" style:family="paragraph" style:parent-style-name="Table_20_Contents">
      <style:text-properties fo:color="#000000" style:font-name="Arial" fo:font-size="10pt" officeooo:rsid="0020443d" officeooo:paragraph-rsid="0020443d" style:font-size-asian="10pt" style:font-size-complex="10pt"/>
    </style:style>
    <style:style style:name="P19" style:family="paragraph" style:parent-style-name="Table_20_Contents">
      <style:text-properties fo:color="#000000" style:font-name="Arial" fo:font-size="10pt" officeooo:rsid="00218f50" officeooo:paragraph-rsid="00218f50" style:font-size-asian="10pt" style:font-size-complex="10pt"/>
    </style:style>
    <style:style style:name="P20" style:family="paragraph" style:parent-style-name="Table_20_Contents">
      <style:text-properties fo:color="#000000" style:font-name="Arial" fo:font-size="10pt" officeooo:rsid="0026ad55" officeooo:paragraph-rsid="0026ad55" style:font-size-asian="10pt" style:font-size-complex="10pt"/>
    </style:style>
    <style:style style:name="P21" style:family="paragraph" style:parent-style-name="Table_20_Contents">
      <style:text-properties fo:color="#000000" style:font-name="Arial" fo:font-size="10pt" officeooo:paragraph-rsid="001cb615" style:font-size-asian="10pt" style:font-size-complex="10pt"/>
    </style:style>
    <style:style style:name="P22" style:family="paragraph" style:parent-style-name="Table_20_Contents">
      <style:text-properties fo:color="#000000" style:font-name="Arial" fo:font-size="10pt" officeooo:rsid="0026d5b3" officeooo:paragraph-rsid="0026d5b3" style:font-size-asian="10pt" style:font-size-complex="10pt"/>
    </style:style>
    <style:style style:name="P23" style:family="paragraph" style:parent-style-name="Table_20_Contents">
      <style:text-properties fo:color="#000000" style:font-name="Arial" fo:font-size="10pt" officeooo:rsid="00293fb9" officeooo:paragraph-rsid="00293fb9" style:font-size-asian="10pt" style:font-size-complex="10pt"/>
    </style:style>
    <style:style style:name="P24" style:family="paragraph" style:parent-style-name="Table_20_Contents">
      <style:text-properties fo:color="#000000" style:font-name="Arial" fo:font-size="10pt" officeooo:rsid="002a937d" officeooo:paragraph-rsid="002a937d" style:font-size-asian="10pt" style:font-size-complex="10pt"/>
    </style:style>
    <style:style style:name="P25" style:family="paragraph" style:parent-style-name="Table_20_Contents">
      <style:text-properties fo:color="#000000" style:font-name="Arial" fo:font-size="10pt" fo:font-weight="bold" officeooo:rsid="001e2ead" officeooo:paragraph-rsid="001e2ead" style:font-size-asian="10pt" style:font-weight-asian="bold" style:font-size-complex="10pt" style:font-weight-complex="bold"/>
    </style:style>
    <style:style style:name="P26" style:family="paragraph" style:parent-style-name="Table_20_Contents">
      <style:text-properties fo:color="#000000" style:font-name="Arial" fo:font-size="10pt" fo:font-weight="bold" officeooo:rsid="0018c33c" officeooo:paragraph-rsid="0018c33c" style:font-size-asian="10pt" style:font-weight-asian="bold" style:font-size-complex="10pt" style:font-weight-complex="bold"/>
    </style:style>
    <style:style style:name="P27" style:family="paragraph" style:parent-style-name="Table_20_Contents">
      <style:text-properties fo:color="#000000" style:font-name="Arial" fo:font-size="10pt" fo:font-weight="bold" officeooo:rsid="0020443d" officeooo:paragraph-rsid="0020443d" style:font-size-asian="10pt" style:font-weight-asian="bold" style:font-size-complex="10pt" style:font-weight-complex="bold"/>
    </style:style>
    <style:style style:name="P28" style:family="paragraph" style:parent-style-name="Table_20_Contents">
      <style:text-properties fo:color="#000000" style:font-name="Arial" fo:font-size="10pt" fo:font-weight="bold" officeooo:rsid="001a1c25" officeooo:paragraph-rsid="001a1c25" style:font-size-asian="10pt" style:font-weight-asian="bold" style:font-size-complex="10pt" style:font-weight-complex="bold"/>
    </style:style>
    <style:style style:name="P29" style:family="paragraph" style:parent-style-name="Table_20_Contents">
      <style:text-properties fo:color="#000000" style:font-name="Arial" fo:font-size="10pt" fo:font-weight="normal" officeooo:rsid="0026ad55" officeooo:paragraph-rsid="001a1c25" style:font-size-asian="10pt" style:font-weight-asian="normal" style:font-size-complex="10pt" style:font-weight-complex="normal"/>
    </style:style>
    <style:style style:name="P30" style:family="paragraph" style:parent-style-name="Table_20_Contents">
      <style:text-properties fo:color="#000000" style:font-name="Arial" fo:font-size="10pt" fo:font-weight="normal" officeooo:rsid="0026ad55" officeooo:paragraph-rsid="0026ad55" style:font-size-asian="10pt" style:font-weight-asian="normal" style:font-size-complex="10pt" style:font-weight-complex="normal"/>
    </style:style>
    <style:style style:name="P31" style:family="paragraph" style:parent-style-name="Table_20_Contents">
      <style:text-properties fo:color="#000000" officeooo:paragraph-rsid="001b891a"/>
    </style:style>
    <style:style style:name="P32" style:family="paragraph" style:parent-style-name="Table_20_Contents">
      <style:text-properties fo:color="#000000" officeooo:paragraph-rsid="001cb615"/>
    </style:style>
    <style:style style:name="P33" style:family="paragraph" style:parent-style-name="Table_20_Contents">
      <style:text-properties fo:color="#000000" officeooo:paragraph-rsid="001e2ead"/>
    </style:style>
    <style:style style:name="P34" style:family="paragraph" style:parent-style-name="Table_20_Contents">
      <style:paragraph-properties fo:margin-left="0cm" fo:margin-right="0cm" fo:widows="1" fo:text-indent="0cm" style:auto-text-indent="false"/>
      <style:text-properties fo:font-variant="normal" fo:text-transform="none" fo:color="#000000" style:font-name="Arial" fo:font-size="10pt" fo:letter-spacing="normal" fo:font-style="normal" fo:font-weight="normal" style:font-size-asian="10pt" style:font-size-complex="10pt"/>
    </style:style>
    <style:style style:name="P35" style:family="paragraph" style:parent-style-name="Table_20_Contents">
      <style:paragraph-properties fo:margin-left="0cm" fo:margin-right="0cm" fo:widows="1" fo:text-indent="0cm" style:auto-text-indent="false"/>
      <style:text-properties fo:font-variant="normal" fo:text-transform="none" fo:color="#000000" style:font-name="Arial" fo:font-size="10pt" fo:letter-spacing="normal" fo:font-style="normal" fo:font-weight="normal" officeooo:rsid="00288d47" officeooo:paragraph-rsid="00288d47" style:font-size-asian="10pt" style:font-size-complex="10pt"/>
    </style:style>
    <style:style style:name="P36" style:family="paragraph" style:parent-style-name="Text_20_body">
      <style:paragraph-properties fo:margin-left="0cm" fo:margin-right="0cm" fo:text-indent="0cm" style:auto-text-indent="false"/>
      <style:text-properties officeooo:paragraph-rsid="001e2ead"/>
    </style:style>
    <style:style style:name="P37" style:family="paragraph" style:parent-style-name="Standard" style:list-style-name="L8">
      <style:text-properties fo:color="#000000" style:font-name="Arial" fo:font-size="10pt" officeooo:rsid="0024f652" officeooo:paragraph-rsid="0024f652" style:font-size-asian="10pt" style:font-size-complex="10pt"/>
    </style:style>
    <style:style style:name="P38" style:family="paragraph" style:parent-style-name="Standard" style:list-style-name="L9">
      <style:text-properties fo:color="#000000" style:font-name="Arial" fo:font-size="10pt" officeooo:rsid="0024f652" officeooo:paragraph-rsid="0024f652" style:font-size-asian="10pt" style:font-size-complex="10pt"/>
    </style:style>
    <style:style style:name="P39" style:family="paragraph" style:parent-style-name="Text_20_body">
      <style:paragraph-properties fo:margin-left="0cm" fo:margin-right="0cm" fo:text-indent="0cm" style:auto-text-indent="false"/>
      <style:text-properties fo:font-variant="normal" fo:text-transform="none" fo:color="#000000" style:font-name="Arial" fo:font-size="10pt" fo:letter-spacing="normal" fo:font-style="normal" fo:font-weight="normal" officeooo:rsid="0026d5b3" officeooo:paragraph-rsid="0026d5b3" style:font-size-asian="10pt" style:font-size-complex="10pt"/>
    </style:style>
    <style:style style:name="P40" style:family="paragraph" style:parent-style-name="Table_20_Contents">
      <style:text-properties fo:color="#000000" style:font-name="Arial" fo:font-size="10pt" style:font-size-asian="10pt" style:font-size-complex="10pt"/>
    </style:style>
    <style:style style:name="P41" style:family="paragraph" style:parent-style-name="Table_20_Contents" style:list-style-name="L1">
      <style:text-properties fo:color="#000000" style:font-name="Arial" fo:font-size="10pt" officeooo:rsid="0018c33c" officeooo:paragraph-rsid="0018c33c" style:font-size-asian="10pt" style:font-size-complex="10pt"/>
    </style:style>
    <style:style style:name="P42" style:family="paragraph" style:parent-style-name="Table_20_Contents" style:list-style-name="L2">
      <style:text-properties fo:color="#000000" style:font-name="Arial" fo:font-size="10pt" officeooo:rsid="001dea01" officeooo:paragraph-rsid="001dea01" style:font-size-asian="10pt" style:font-size-complex="10pt"/>
    </style:style>
    <style:style style:name="P43" style:family="paragraph" style:parent-style-name="Table_20_Contents" style:list-style-name="L2">
      <style:text-properties fo:color="#000000" style:font-name="Arial" fo:font-size="10pt" officeooo:rsid="001b891a" officeooo:paragraph-rsid="001b891a" style:font-size-asian="10pt" style:font-size-complex="10pt"/>
    </style:style>
    <style:style style:name="P44" style:family="paragraph" style:parent-style-name="Table_20_Contents" style:list-style-name="L3">
      <style:text-properties fo:color="#000000" style:font-name="Arial" fo:font-size="10pt" officeooo:rsid="001cb615" officeooo:paragraph-rsid="001cb615" style:font-size-asian="10pt" style:font-size-complex="10pt"/>
    </style:style>
    <style:style style:name="P45" style:family="paragraph" style:parent-style-name="Table_20_Contents" style:list-style-name="L4">
      <style:text-properties fo:color="#000000" style:font-name="Arial" fo:font-size="10pt" officeooo:rsid="001e2ead" officeooo:paragraph-rsid="001e2ead" style:font-size-asian="10pt" style:font-size-complex="10pt"/>
    </style:style>
    <style:style style:name="P46" style:family="paragraph" style:parent-style-name="Table_20_Contents" style:list-style-name="L5">
      <style:text-properties fo:color="#000000" style:font-name="Arial" fo:font-size="10pt" officeooo:rsid="00218f50" officeooo:paragraph-rsid="00218f50" style:font-size-asian="10pt" style:font-size-complex="10pt"/>
    </style:style>
    <style:style style:name="P47" style:family="paragraph" style:parent-style-name="Table_20_Contents" style:list-style-name="L6">
      <style:text-properties fo:color="#000000" style:font-name="Arial" fo:font-size="10pt" officeooo:rsid="001a1c25" officeooo:paragraph-rsid="001a1c25" style:font-size-asian="10pt" style:font-size-complex="10pt"/>
    </style:style>
    <style:style style:name="P48" style:family="paragraph" style:parent-style-name="Table_20_Contents">
      <style:text-properties fo:color="#000000" style:font-name="Arial" fo:font-size="10pt" officeooo:rsid="00293fb9" style:font-size-asian="10pt" style:font-size-complex="10pt"/>
    </style:style>
    <style:style style:name="P49" style:family="paragraph" style:parent-style-name="Table_20_Contents" style:list-style-name="L7">
      <style:text-properties fo:color="#000000" style:font-name="Arial" fo:font-size="10pt" officeooo:rsid="00293fb9" officeooo:paragraph-rsid="00293fb9" style:font-size-asian="10pt" style:font-size-complex="10pt"/>
    </style:style>
    <style:style style:name="P50" style:family="paragraph" style:parent-style-name="Table_20_Contents">
      <style:text-properties fo:color="#000000" style:font-name="Arial" fo:font-size="10pt" officeooo:rsid="002c626d" officeooo:paragraph-rsid="002c626d" style:font-size-asian="10pt" style:font-size-complex="10pt"/>
    </style:style>
    <style:style style:name="P51" style:family="paragraph" style:parent-style-name="Table_20_Contents" style:list-style-name="L2">
      <style:text-properties fo:color="#000000" style:font-name="Arial" fo:font-size="10pt" fo:font-weight="bold" officeooo:rsid="001dea01" officeooo:paragraph-rsid="001dea01" style:font-size-asian="10pt" style:font-weight-asian="bold" style:font-size-complex="10pt" style:font-weight-complex="bold"/>
    </style:style>
    <style:style style:name="P52" style:family="paragraph" style:parent-style-name="Table_20_Contents" style:list-style-name="L3">
      <style:text-properties fo:color="#000000" style:font-name="Arial" fo:font-size="10pt" fo:font-weight="bold" officeooo:rsid="001aa250" officeooo:paragraph-rsid="001cb615" style:font-size-asian="10pt" style:font-weight-asian="bold" style:font-size-complex="10pt" style:font-weight-complex="bold"/>
    </style:style>
    <style:style style:name="P53" style:family="paragraph" style:parent-style-name="Table_20_Contents" style:list-style-name="L3">
      <style:text-properties fo:color="#000000" style:font-name="Arial" fo:font-size="10pt" fo:font-weight="bold" officeooo:rsid="001aa250" officeooo:paragraph-rsid="001aa250" style:font-size-asian="10pt" style:font-weight-asian="bold" style:font-size-complex="10pt" style:font-weight-complex="bold"/>
    </style:style>
    <style:style style:name="P54" style:family="paragraph" style:parent-style-name="Table_20_Contents">
      <style:text-properties fo:color="#000000" style:font-name="Arial" fo:font-size="10pt" fo:font-weight="bold" officeooo:rsid="00293fb9" style:font-size-asian="10pt" style:font-weight-asian="bold" style:font-size-complex="10pt" style:font-weight-complex="bold"/>
    </style:style>
    <style:style style:name="P55" style:family="paragraph" style:parent-style-name="Table_20_Contents" style:list-style-name="L3">
      <style:text-properties fo:color="#000000" style:font-name="Arial" officeooo:paragraph-rsid="001cb615"/>
    </style:style>
    <style:style style:name="P56" style:family="paragraph" style:parent-style-name="Table_20_Contents" style:list-style-name="L6">
      <style:text-properties fo:color="#000000" style:font-name="Arial" officeooo:rsid="001a1c25" officeooo:paragraph-rsid="001a1c25"/>
    </style:style>
    <style:style style:name="P57" style:family="paragraph" style:parent-style-name="Table_20_Contents" style:list-style-name="L10">
      <style:text-properties officeooo:paragraph-rsid="002c626d"/>
    </style:style>
    <style:style style:name="P58" style:family="paragraph" style:parent-style-name="Heading_20_1" style:list-style-name="L4">
      <style:paragraph-properties fo:margin-left="0cm" fo:margin-right="0cm" fo:text-indent="0cm" style:auto-text-indent="false"/>
      <style:text-properties fo:color="#000000" style:font-name="Arial" fo:font-size="10pt" officeooo:paragraph-rsid="001e2ead" style:font-size-asian="10pt" style:font-size-complex="10pt"/>
    </style:style>
    <style:style style:name="T1" style:family="text">
      <style:text-properties officeooo:rsid="0018c33c"/>
    </style:style>
    <style:style style:name="T2" style:family="text">
      <style:text-properties officeooo:rsid="001a1c25"/>
    </style:style>
    <style:style style:name="T3" style:family="text">
      <style:text-properties fo:font-weight="bold" style:font-weight-asian="bold" style:font-weight-complex="bold"/>
    </style:style>
    <style:style style:name="T4" style:family="text">
      <style:text-properties officeooo:rsid="001b891a"/>
    </style:style>
    <style:style style:name="T5" style:family="text">
      <style:text-properties style:font-name="Arial" fo:font-size="10pt" style:font-size-asian="10pt" style:font-size-complex="10pt"/>
    </style:style>
    <style:style style:name="T6" style:family="text">
      <style:text-properties style:font-name="Arial" fo:font-size="10pt" officeooo:rsid="001cb615" style:font-size-asian="10pt" style:font-size-complex="10pt"/>
    </style:style>
    <style:style style:name="T7" style:family="text">
      <style:text-properties style:font-name="Arial" fo:font-size="10pt" fo:font-weight="bold"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1a1c25" style:font-size-asian="10pt" style:font-size-complex="10pt"/>
    </style:style>
    <style:style style:name="T10" style:family="text">
      <style:text-properties fo:font-size="10pt" officeooo:rsid="001aa250" style:font-size-asian="10pt" style:font-size-complex="10pt"/>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fo:font-weight="bold" officeooo:rsid="001aa250" style:font-size-asian="10pt" style:font-weight-asian="bold" style:font-size-complex="10pt" style:font-weight-complex="bold"/>
    </style:style>
    <style:style style:name="T13" style:family="text">
      <style:text-properties fo:font-size="10pt" fo:font-weight="normal" officeooo:rsid="001cb615" style:font-size-asian="10pt" style:font-weight-asian="normal" style:font-size-complex="10pt" style:font-weight-complex="normal"/>
    </style:style>
    <style:style style:name="T14" style:family="text">
      <style:text-properties officeooo:rsid="001e2ead"/>
    </style:style>
    <style:style style:name="T15" style:family="text">
      <style:text-properties fo:font-variant="normal" fo:text-transform="none" fo:letter-spacing="normal" fo:font-style="normal" fo:font-weight="normal"/>
    </style:style>
    <style:style style:name="T16" style:family="text">
      <style:text-properties fo:font-variant="normal" fo:text-transform="none" fo:letter-spacing="normal" fo:font-style="normal" fo:font-weight="normal" officeooo:rsid="001e2ead"/>
    </style:style>
    <style:style style:name="T17" style:family="text">
      <style:text-properties officeooo:rsid="0020443d"/>
    </style:style>
    <style:style style:name="T18" style:family="text">
      <style:text-properties officeooo:rsid="002607b9"/>
    </style:style>
    <style:style style:name="T19" style:family="text">
      <style:text-properties fo:color="#000000" style:font-name="Arial" fo:font-size="10pt" officeooo:rsid="002c626d"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mmary of <text:span text:style-name="T14">the E</text:span>xisting <text:span text:style-name="T14">L</text:span>iterature on <text:span text:style-name="T17">the E</text:span>volution of <text:span text:style-name="T14">Artificial N</text:span>eural <text:span text:style-name="T14">N</text:span>etworks</text:p>
      <text:p text:style-name="P1"/>
      <table:table table:name="Table1" table:style-name="Table1">
        <table:table-column table:style-name="Table1.A"/>
        <table:table-column table:style-name="Table1.B"/>
        <table:table-column table:style-name="Table1.C"/>
        <table:table-column table:style-name="Table1.D"/>
        <table:table-column table:style-name="Table1.A"/>
        <table:table-row>
          <table:table-cell table:style-name="Table1.A1" office:value-type="string">
            <text:p text:style-name="P26">Title</text:p>
          </table:table-cell>
          <table:table-cell table:style-name="Table1.A1" office:value-type="string">
            <text:p text:style-name="P26">Description</text:p>
          </table:table-cell>
          <table:table-cell table:style-name="Table1.A1" office:value-type="string">
            <text:p text:style-name="P26">Results</text:p>
          </table:table-cell>
          <table:table-cell table:style-name="Table1.A1" office:value-type="string">
            <text:p text:style-name="P26">Year</text:p>
          </table:table-cell>
          <table:table-cell table:style-name="Table1.E1" office:value-type="string">
            <text:p text:style-name="P27">Data sets</text:p>
          </table:table-cell>
        </table:table-row>
        <table:table-row>
          <table:table-cell table:style-name="Table1.A4" office:value-type="string">
            <text:p text:style-name="P9">Evolving Artificial Neural Networks</text:p>
            <text:p text:style-name="P9"/>
            <text:p text:style-name="P28">(REVIEW)</text:p>
            <text:p text:style-name="P29"/>
            <text:p text:style-name="P30">(yao-1999)</text:p>
          </table:table-cell>
          <table:table-cell table:style-name="Table1.B4" office:value-type="string">
            <text:list xml:id="list5036993881855883351" text:style-name="L1">
              <text:list-item>
                <text:p text:style-name="P41">Global theory, </text:p>
              </text:list-item>
              <text:list-item>
                <text:p text:style-name="P41">encodings, </text:p>
              </text:list-item>
              <text:list-item>
                <text:p text:style-name="P41">Hybrid GA-BP, </text:p>
              </text:list-item>
              <text:list-item>
                <text:p text:style-name="P41">evolution of weights,</text:p>
              </text:list-item>
              <text:list-item>
                <text:p text:style-name="P41">evolution of topology, </text:p>
              </text:list-item>
              <text:list-item>
                <text:p text:style-name="P41">evolution of weights and topology,</text:p>
              </text:list-item>
              <text:list-item>
                <text:p text:style-name="P41">EPNet (Evolutionary Programming on Neural Nets)</text:p>
              </text:list-item>
              <text:list-item>
                <text:p text:style-name="P41">Evolution of learning rules</text:p>
              </text:list-item>
              <text:list-item>
                <text:p text:style-name="P41">Evolving ANN ensembles</text:p>
              </text:list-item>
            </text:list>
          </table:table-cell>
          <table:table-cell table:style-name="Table1.C2" office:value-type="string">
            <text:p text:style-name="P10">“Global search procedures such as EA’s are usually computationally expensive. It would be better not to employ EA’s at all three levels of evolution.” (weights only, topology only, evolution of learning rules)</text:p>
            <text:p text:style-name="P10"/>
            <text:p text:style-name="P11"><text:span text:style-name="T1">“</text:span>Evolution can be used to find a near-optimal ANN architecture automatically<text:span text:style-name="T1">”</text:span></text:p>
            <text:p text:style-name="P10"/>
            <text:p text:style-name="P10">“With the increasing power of parallel computers, the evolution of large ANN’s becomes feasible.”</text:p>
          </table:table-cell>
          <table:table-cell table:style-name="Table1.D2" office:value-type="string">
            <text:p text:style-name="P10">1999</text:p>
          </table:table-cell>
          <table:table-cell table:style-name="Table1.E2" office:value-type="string">
            <text:p text:style-name="P19">None</text:p>
          </table:table-cell>
        </table:table-row>
        <table:table-row>
          <table:table-cell table:style-name="Table1.A4" office:value-type="string">
            <text:p text:style-name="P9">Evolving Neural Networks through Augmenting Topologies</text:p>
            <text:p text:style-name="P9"/>
            <text:p text:style-name="P20">(stanley-2002)</text:p>
          </table:table-cell>
          <table:table-cell table:style-name="Table1.B4" office:value-type="string">
            <text:list xml:id="list3728725637391584172" text:style-name="L2">
              <text:list-item>
                <text:p text:style-name="P42">Neuroevolution <text:span text:style-name="T3">starts out with a smallest number of neurons</text:span> and incrementally builds a solution</text:p>
              </text:list-item>
              <text:list-item>
                <text:p text:style-name="P42">Each neuron can be connected to any one or more neuron of a next layer <text:span text:style-name="T3">(The concept of layer is almost non-existent)</text:span></text:p>
              </text:list-item>
              <text:list-item>
                <text:p text:style-name="P42">Hidden layers do not necessarily use the same number of units</text:p>
              </text:list-item>
              <text:list-item>
                <text:p text:style-name="P42"><text:span text:style-name="T3">Genotype includes the connectivity of the network</text:span> <text:span text:style-name="T3">(as a graph) </text:span>and the corresponding weights</text:p>
              </text:list-item>
              <text:list-item>
                <text:p text:style-name="P51">Speciation is used to protect innovation</text:p>
              </text:list-item>
            </text:list>
          </table:table-cell>
          <table:table-cell table:style-name="Table1.C3" office:value-type="string">
            <text:p text:style-name="P25">(only applied to Reinforcement learning problems)</text:p>
            <text:p text:style-name="P16"/>
            <text:p text:style-name="P16">“Experimental comparisons verify that such evolution is several times more efficient than the neuroevolution methods so far.”</text:p>
          </table:table-cell>
          <table:table-cell table:style-name="Table1.D3" office:value-type="string">
            <text:p text:style-name="P14">2002</text:p>
          </table:table-cell>
          <table:table-cell table:style-name="Table1.E3" office:value-type="string">
            <text:p text:style-name="P18">XOR,</text:p>
            <text:p text:style-name="P18">Double Pole balancing with velocity problem,</text:p>
            <text:p text:style-name="P18">Double Pole balancing without velocity problem</text:p>
          </table:table-cell>
        </table:table-row>
        <table:table-row>
          <table:table-cell table:style-name="Table1.A4" office:value-type="string">
            <text:p text:style-name="P9">Comparison of Particle Swarm Optimization and Backpropagation as Training Algorithms for Neural Networks</text:p>
            <text:p text:style-name="P9"/>
            <text:p text:style-name="P20">(gudise-2003)</text:p>
            <text:p text:style-name="P20"/>
          </table:table-cell>
          <table:table-cell table:style-name="Table1.B4" office:value-type="string">
            <text:list xml:id="list135218939950630" text:continue-numbering="true" text:style-name="L2">
              <text:list-item>
                <text:p text:style-name="P43">BP: weights evolution</text:p>
              </text:list-item>
              <text:list-item>
                <text:p text:style-name="P43">PSO: weights evolution</text:p>
              </text:list-item>
            </text:list>
          </table:table-cell>
          <table:table-cell table:style-name="Table1.C4" office:value-type="string">
            <text:p text:style-name="P17">“The number of computations required by each algorithm has shown that PSO requires less to achieve the same error goal as with the BP”</text:p>
            <text:p text:style-name="P31"/>
            <text:p text:style-name="P17"/>
          </table:table-cell>
          <table:table-cell table:style-name="Table1.D4" office:value-type="string">
            <text:p text:style-name="P13">2003</text:p>
          </table:table-cell>
          <table:table-cell table:style-name="Table1.E4" office:value-type="string">
            <text:p text:style-name="P18">Not stated</text:p>
          </table:table-cell>
        </table:table-row>
        <table:table-row>
          <table:table-cell table:style-name="Table1.A7" office:value-type="string">
            <text:p text:style-name="P21">Design of Artificial Neural Networks using a Modified Particle Swarm Optimization Algorithm</text:p>
            <text:p text:style-name="P21"/>
            <text:p text:style-name="P20">(licon-2009)</text:p>
          </table:table-cell>
          <table:table-cell table:style-name="Table1.B7" office:value-type="string">
            <text:list xml:id="list5871784747120061711" text:style-name="L3">
              <text:list-item>
                <text:p text:style-name="P44">PSO: topology, <text:span text:style-name="T3">transfer function</text:span> and weights evolution</text:p>
              </text:list-item>
              <text:list-item>
                <text:p text:style-name="P52">Uses a different implementation of feed-forward neural networks</text:p>
              </text:list-item>
            </text:list>
          </table:table-cell>
          <table:table-cell table:style-name="Table1.C5" office:value-type="string">
            <text:p text:style-name="P32"><text:span text:style-name="T6">“</text:span><text:span text:style-name="T5">Compared against back-propagation (BP) algorithm in ANN composed by 3 layers, learning rate of 0.1, the same data sets and the same number of epochs, our proposed PSO algorithm was better</text:span><text:span text:style-name="T6">”</text:span></text:p>
            <text:p text:style-name="P32"/>
            <text:p text:style-name="P32">“<text:span text:style-name="T5">Furthermore our proposal seems to need fewer epochs to get good results compared against basic PSO and second generation PSO algorithms.</text:span><text:span text:style-name="T6">”</text:span></text:p>
          </table:table-cell>
          <table:table-cell table:style-name="Table1.D5" office:value-type="string">
            <text:p text:style-name="P14">2009</text:p>
          </table:table-cell>
          <table:table-cell table:style-name="Table1.E5" office:value-type="string">
            <text:p text:style-name="P18">XOR,</text:p>
            <text:p text:style-name="P18">Iris plant,</text:p>
            <text:p text:style-name="P18">Wine,</text:p>
            <text:p text:style-name="P18">Breast Cancer</text:p>
          </table:table-cell>
        </table:table-row>
        <table:table-row>
          <table:table-cell table:style-name="Table1.A7" office:value-type="string">
            <text:p text:style-name="P9">Design of Artificial Neural <text:soft-page-break/>Networks Using Differential Evolution Algorithm </text:p>
            <text:p text:style-name="P9"/>
            <text:p text:style-name="P22">(garro-2010)</text:p>
          </table:table-cell>
          <table:table-cell table:style-name="Table1.B7" office:value-type="string">
            <text:list xml:id="list135218683304568" text:continue-numbering="true" text:style-name="L3">
              <text:list-item>
                <text:p text:style-name="P55"><text:span text:style-name="T9">DE: topolo</text:span><text:span text:style-name="T10">gy, </text:span><text:span text:style-name="T12">transfer functions </text:span><text:span text:style-name="T13">and</text:span><text:span text:style-name="T10"> weights </text:span><text:soft-page-break/><text:span text:style-name="T10">evolution</text:span></text:p>
              </text:list-item>
              <text:list-item>
                <text:p text:style-name="P53">Uses a different implementation of feed-forward neural networks</text:p>
              </text:list-item>
            </text:list>
          </table:table-cell>
          <table:table-cell table:style-name="Table1.C7" office:value-type="string">
            <text:p text:style-name="P12">(Was tested on non linear problems)</text:p>
            <text:p text:style-name="P12"/>
            <text:p text:style-name="P12"><text:soft-page-break/>“DE produces results comparable to BP”</text:p>
            <text:p text:style-name="P12"/>
            <text:p text:style-name="P12">“DE <text:span text:style-name="T4">produces ANNs with a lower MSE than</text:span> PSO <text:span text:style-name="T4">on all problems (XOR, Iris, Wine, Breast Cancer)</text:span>”</text:p>
            <text:p text:style-name="P12"/>
            <text:p text:style-name="P12">“DE sometimes automatically reduce the dimensionality of the input pattern”</text:p>
            <text:p text:style-name="P12"/>
          </table:table-cell>
          <table:table-cell table:style-name="Table1.D7" office:value-type="string">
            <text:p text:style-name="P12">2010</text:p>
          </table:table-cell>
          <table:table-cell table:style-name="Table1.E7" office:value-type="string">
            <text:p text:style-name="P18">XOR,</text:p>
            <text:p text:style-name="P18">Iris plant,</text:p>
            <text:p text:style-name="P18"><text:soft-page-break/>Wine,</text:p>
            <text:p text:style-name="P18">Breast Cancer</text:p>
          </table:table-cell>
        </table:table-row>
        <table:table-row>
          <table:table-cell table:style-name="Table1.A7" office:value-type="string">
            <text:list xml:id="list53867591350448181" text:style-name="L4">
              <text:list-header>
                <text:h text:style-name="P58" text:outline-level="1"><text:span text:style-name="T16">Ar</text:span><text:span text:style-name="T15">tificial immune system based neural networks for solving multi-objective programming problems</text:span></text:h>
              </text:list-header>
            </text:list>
            <text:p text:style-name="P36"/>
            <text:p text:style-name="P39">(abdElWahed-2010)</text:p>
          </table:table-cell>
          <table:table-cell table:style-name="Table1.B7" office:value-type="string">
            <text:list xml:id="list135218861049739" text:continue-numbering="true" text:style-name="L4">
              <text:list-item>
                <text:p text:style-name="P45">Clonal Selection: weights evolution</text:p>
              </text:list-item>
            </text:list>
          </table:table-cell>
          <table:table-cell table:style-name="Table1.C7" office:value-type="string">
            <text:p text:style-name="P33"><text:span text:style-name="T5">“The approach is able to </text:span><text:span text:style-name="T7">produce results similar or better than those generated by other evolutionary algorithms</text:span><text:span text:style-name="T5"> after determining the max and min values with NN and use it to initialize population with at least feasible antibodies which help MISA to find the Pareto-optimal solution more accurate and more faster”</text:span></text:p>
          </table:table-cell>
          <table:table-cell table:style-name="Table1.D7" office:value-type="string">
            <text:p text:style-name="P15">2010</text:p>
          </table:table-cell>
          <table:table-cell table:style-name="Table1.E7" office:value-type="string">
            <text:p text:style-name="P19">Test functions:</text:p>
            <text:list xml:id="list1844815941073351824" text:style-name="L5">
              <text:list-item>
                <text:p text:style-name="P46">BNH</text:p>
              </text:list-item>
              <text:list-item>
                <text:p text:style-name="P46">SRN</text:p>
              </text:list-item>
              <text:list-item>
                <text:p text:style-name="P46">M_OU</text:p>
              </text:list-item>
              <text:list-item>
                <text:p text:style-name="P46">M_LOC</text:p>
              </text:list-item>
              <text:list-item>
                <text:p text:style-name="P46">M_3OU</text:p>
              </text:list-item>
            </text:list>
          </table:table-cell>
        </table:table-row>
        <table:table-row>
          <table:table-cell table:style-name="Table1.A8" office:value-type="string">
            <text:p text:style-name="P34">Artificial Neural Network Training Using Differential Evolutionary Algorithm for Classification</text:p>
            <text:p text:style-name="P34"/>
            <text:p text:style-name="P35">(si-2012)</text:p>
            <text:p text:style-name="P34"/>
          </table:table-cell>
          <table:table-cell table:style-name="Table1.B8" office:value-type="string">
            <text:list xml:id="list8715641907253027903" text:style-name="L6">
              <text:list-item>
                <text:p text:style-name="P47">DE: weights evolution</text:p>
              </text:list-item>
              <text:list-item>
                <text:p text:style-name="P56"><text:span text:style-name="T8">Hybrid DE: </text:span><text:span text:style-name="T11">local and global mutation</text:span></text:p>
              </text:list-item>
            </text:list>
          </table:table-cell>
          <table:table-cell table:style-name="Table1.C8" office:value-type="string">
            <text:p text:style-name="P9">“<text:span text:style-name="T2">The hybrid DE with global and local mutation tends to perform better on 3 problems out of 5</text:span>”</text:p>
          </table:table-cell>
          <table:table-cell table:style-name="Table1.D8" office:value-type="string">
            <text:p text:style-name="P13">2012</text:p>
          </table:table-cell>
          <table:table-cell table:style-name="Table1.E8" office:value-type="string">
            <text:p text:style-name="P18">Iris plant,</text:p>
            <text:p text:style-name="P18">Cleveland Heart disease,</text:p>
            <text:p text:style-name="P18">Breast Cancer,</text:p>
            <text:p text:style-name="P18">BUPA Liver disorder,</text:p>
            <text:p text:style-name="P18">Hepatitis</text:p>
          </table:table-cell>
        </table:table-row>
        <table:table-row>
          <table:table-cell table:style-name="Table1.A9" office:value-type="string">
            <text:p text:style-name="P9">NeuroEvolution of Augmenting Topologies with Learning for Data Classification</text:p>
            <text:p text:style-name="P9"/>
            <text:p text:style-name="P23">(chen-2006)</text:p>
          </table:table-cell>
          <table:table-cell table:style-name="Table1.B11" office:value-type="string">
            <text:list xml:id="list1370880011771038131" text:style-name="L7">
              <text:list-item>
                <text:p text:style-name="P49">NEAT</text:p>
              </text:list-item>
              <text:list-item>
                <text:p text:style-name="P49">NEAT-BP</text:p>
              </text:list-item>
              <text:list-item>
                <text:p text:style-name="P49">NEAT-Divide-and-conquer</text:p>
                <text:p text:style-name="P49"/>
              </text:list-item>
            </text:list>
          </table:table-cell>
          <table:table-cell table:style-name="Table1.C9" office:value-type="string">
            <text:p text:style-name="P54">NEAT performs poorly on the classification problems</text:p>
            <text:p text:style-name="P9"/>
            <text:p text:style-name="P48">NEAT-divide-and-conquer and NEAT-BP clearly outperform NEAT</text:p>
          </table:table-cell>
          <table:table-cell table:style-name="Table1.D9" office:value-type="string">
            <text:p text:style-name="P24">2006</text:p>
          </table:table-cell>
          <table:table-cell table:style-name="Table1.E9" office:value-type="string">
            <text:p text:style-name="P23">Iris plant</text:p>
            <text:p text:style-name="P23">Scale balance</text:p>
          </table:table-cell>
        </table:table-row>
        <table:table-row>
          <table:table-cell table:style-name="Table1.A10" office:value-type="string">
            <text:p text:style-name="P9">Competitive Coevolution through Evolutionary Complexification</text:p>
            <text:p text:style-name="P9"/>
            <text:p text:style-name="P50">(stanley-2004)</text:p>
          </table:table-cell>
          <table:table-cell table:style-name="Table1.B11" office:value-type="string">
            <text:list xml:id="list8342206041986195017" text:style-name="L10">
              <text:list-item>
                <text:p text:style-name="P57"><text:span text:style-name="T19">NEAT</text:span></text:p>
              </text:list-item>
            </text:list>
          </table:table-cell>
          <table:table-cell table:style-name="Table1.C10" office:value-type="string">
            <text:p text:style-name="P9"/>
            <text:p text:style-name="P9">“<text:span text:style-name="T3">A major obstacle to using fixed-length encodings is that heuristically determining the appropriate number of genes becomes impossible for very complex problems</text:span>. For example, how many nodes and connections are necessary for a neural network that controls a pingpong playing robot? Or, how many bits are needed in the neighborhood function of a cellular automaton that performs information compression? The answers to these questions can hardly be based on empirical experience or analytic methods, since little is known about the solutions. One possible approach is to simply make the genome extremely large, so that the space it encodes is extremely large and a solution is likely to lie somewhere within. Yet the larger the genome, the higher dimensional the space that evolution <text:soft-page-break/>needs to search.”</text:p>
          </table:table-cell>
          <table:table-cell table:style-name="Table1.D10" office:value-type="string">
            <text:p text:style-name="P50">2004</text:p>
          </table:table-cell>
          <table:table-cell table:style-name="Table1.E10" office:value-type="string">
            <text:p text:style-name="P50">Open-ended robot duel (robot controllers compete head to head)</text:p>
          </table:table-cell>
        </table:table-row>
        <table:table-row>
          <table:table-cell table:style-name="Table1.A11" office:value-type="string">
            <text:p text:style-name="P9"/>
          </table:table-cell>
          <table:table-cell table:style-name="Table1.B11" office:value-type="string">
            <text:p text:style-name="P9"/>
          </table:table-cell>
          <table:table-cell table:style-name="Table1.C11" office:value-type="string">
            <text:p text:style-name="P9"/>
          </table:table-cell>
          <table:table-cell table:style-name="Table1.D11" office:value-type="string">
            <text:p text:style-name="P9"/>
          </table:table-cell>
          <table:table-cell table:style-name="Table1.E11" office:value-type="string">
            <text:p text:style-name="P9"/>
          </table:table-cell>
        </table:table-row>
        <table:table-row>
          <table:table-cell table:style-name="Table1.A12" office:value-type="string">
            <text:p text:style-name="P9"/>
          </table:table-cell>
          <table:table-cell table:style-name="Table1.B12" office:value-type="string">
            <text:p text:style-name="P9"/>
          </table:table-cell>
          <table:table-cell table:style-name="Table1.C12" office:value-type="string">
            <text:p text:style-name="P9"/>
          </table:table-cell>
          <table:table-cell table:style-name="Table1.D12" office:value-type="string">
            <text:p text:style-name="P9"/>
          </table:table-cell>
          <table:table-cell table:style-name="Table1.E12" office:value-type="string">
            <text:p text:style-name="P9"/>
          </table:table-cell>
        </table:table-row>
      </table:table>
      <text:p text:style-name="P8"/>
      <text:p text:style-name="P7">Data sets used in the experiment</text:p>
      <text:p text:style-name="P4"/>
      <text:list xml:id="list2362286365689849642" text:style-name="L8">
        <text:list-item>
          <text:p text:style-name="P37">Iris plant (Multi-class)</text:p>
        </text:list-item>
        <text:list-item>
          <text:p text:style-name="P37">Wine (Multi-class)</text:p>
        </text:list-item>
        <text:list-item>
          <text:p text:style-name="P37">Breast Cancer Wisconsin Diagnostic</text:p>
        </text:list-item>
        <text:list-item>
          <text:p text:style-name="P37">Breast Cancer Recurrence</text:p>
        </text:list-item>
      </text:list>
      <text:p text:style-name="P4"/>
      <text:p text:style-name="P3">Other interesting data sets</text:p>
      <text:p text:style-name="P5"/>
      <text:list xml:id="list7791610992739020003" text:style-name="L9">
        <text:list-item>
          <text:p text:style-name="P38">Cleveland heart disease</text:p>
        </text:list-item>
        <text:list-item>
          <text:p text:style-name="P38">Hepatitis</text:p>
        </text:list-item>
      </text:list>
      <text:p text:style-name="P4"/>
      <text:p text:style-name="P5">Pre-processing applied <text:span text:style-name="T18">to all data sets</text:span>: <text:span text:style-name="T18">Feature scaling using m</text:span>ean normalization</text:p>
      <text:p text:style-name="P5"/>
      <text:p text:style-name="P6">Details: <text:a xlink:type="simple" xlink:href="https://en.wikipedia.org/wiki/Feature_scaling">https://en.wikipedia.org/wiki/Feature_scaling</text:a></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1T10:39:35.648079481</meta:creation-date>
    <dc:date>2016-05-27T13:52:17.096806784</dc:date>
    <meta:editing-duration>PT16M13S</meta:editing-duration>
    <meta:editing-cycles>8</meta:editing-cycles>
    <meta:generator>LibreOffice/4.2.8.2$Linux_X86_64 LibreOffice_project/420m0$Build-2</meta:generator>
    <meta:document-statistic meta:table-count="1" meta:image-count="0" meta:object-count="0" meta:page-count="3" meta:paragraph-count="116" meta:word-count="804" meta:character-count="5299" meta:non-whitespace-character-count="4645"/>
  </office:meta>
</office:document-meta>
</file>